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Mono" svg:font-family="LiberationMon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72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2.4161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8043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9819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1.0417in"/>
    </style:style>
    <style:style style:name="co16" style:family="table-column">
      <style:table-column-properties fo:break-before="auto" style:column-width="10.1618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7646in" fo:break-before="auto" style:use-optimal-row-height="true"/>
    </style:style>
    <style:style style:name="ro4" style:family="table-row">
      <style:table-row-properties style:row-height="3.7535in" fo:break-before="auto" style:use-optimal-row-height="true"/>
    </style:style>
    <style:style style:name="ro5" style:family="table-row">
      <style:table-row-properties style:row-height="4.2016in" fo:break-before="auto" style:use-optimal-row-height="true"/>
    </style:style>
    <style:style style:name="ro6" style:family="table-row">
      <style:table-row-properties style:row-height="5.2472in" fo:break-before="auto" style:use-optimal-row-height="true"/>
    </style:style>
    <style:style style:name="ro7" style:family="table-row">
      <style:table-row-properties style:row-height="5.8173in" fo:break-before="auto" style:use-optimal-row-height="true"/>
    </style:style>
    <style:style style:name="ro8" style:family="table-row">
      <style:table-row-properties style:row-height="2.5575in" fo:break-before="auto" style:use-optimal-row-height="true"/>
    </style:style>
    <style:style style:name="ro9" style:family="table-row">
      <style:table-row-properties style:row-height="4.6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style:text-outline="false" style:font-name="LiberationMono" fo:font-size="11pt" fo:letter-spacing="normal" style:letter-kerning="false" style:font-name-asian="LiberationMono" style:font-size-asian="11pt" style:font-name-complex="LiberationMono" style:font-size-complex="11pt"/>
    </style:style>
    <style:style style:name="T3" style:family="text">
      <style:text-properties fo:color="#000000" fo:font-size="11pt" style:font-size-asian="11pt" style:font-size-complex="11pt"/>
    </style:style>
    <style:style style:name="T4" style:family="text">
      <style:text-properties fo:font-size="12pt"/>
    </style:style>
    <style:style style:name="T5" style:family="text">
      <style:text-properties fo:color="#000000" fo:font-size="12pt"/>
    </style:style>
    <style:style style:name="T6" style:family="text">
      <style:text-properties fo:color="#000000" style:text-outline="false" style:font-name="LiberationMono" fo:font-size="13pt" fo:letter-spacing="normal" style:letter-kerning="false" style:font-name-asian="LiberationMono" style:font-size-asian="13pt" style:font-name-complex="LiberationMono" style:font-size-complex="7.40000009536743pt"/>
    </style:style>
  </office:automatic-styles>
  <office:body>
    <office:spreadsheet>
      <table:table table:name="Tabl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DataBase Name = 'PASS'</text:p>
          </table:table-cell>
          <table:table-cell table:style-name="Default" table:number-columns-repeated="4"/>
        </table:table-row>
        <table:table-row table:style-name="ro1">
          <table:table-cell table:style-name="ce1"/>
          <table:table-cell table:style-name="Default" table:number-columns-repeated="4"/>
        </table:table-row>
        <table:table-row table:style-name="ro1">
          <table:table-cell table:style-name="ce1" office:value-type="string">
            <text:p>Table Name = Game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Default"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table:style-name="Default"/>
        </table:table-row>
        <table:table-row table:style-name="ro1">
          <table:table-cell office:value-type="string">
            <text:p>Game_Name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Registration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1">
          <table:table-cell office:value-type="string">
            <text:p>Registration_Number</text:p>
          </table:table-cell>
          <table:table-cell office:value-type="string">
            <text:p>Varchar(8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office:value-type="float" office:value="20170001">
            <text:p>20170001</text:p>
          </table:table-cell>
        </table:table-row>
        <table:table-row table:style-name="ro1">
          <table:table-cell office:value-type="string">
            <text:p>Team_Name</text:p>
          </table:table-cell>
          <table:table-cell office:value-type="string">
            <text:p>Varchar(50)</text:p>
          </table:table-cell>
          <table:table-cell office:value-type="string">
            <text:p>Primary Key 3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 office:value-type="string">
            <text:p>Primary Key 4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DOB</text:p>
          </table:table-cell>
          <table:table-cell office:value-type="string">
            <text:p>Date</text:p>
          </table:table-cell>
          <table:table-cell/>
          <table:table-cell office:value-type="string">
            <text:p>Not Null</text:p>
          </table:table-cell>
          <table:table-cell office:value-type="string">
            <text:p>MM/DD/YYY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hone</text:p>
          </table:table-cell>
          <table:table-cell office:value-type="string">
            <text:p>Varchar(15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artner_Name</text:p>
          </table:table-cell>
          <table:table-cell office:value-type="string">
            <text:p>Varchar(30)</text:p>
          </table:table-cell>
          <table:table-cell table:number-columns-repeated="3"/>
        </table:table-row>
        <table:table-row table:style-name="ro1">
          <table:table-cell office:value-type="string">
            <text:p>Partner_DOB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MM/DD/YYY</text:p>
          </table:table-cell>
        </table:table-row>
        <table:table-row table:style-name="ro1">
          <table:table-cell office:value-type="string">
            <text:p>Payment_Amount</text:p>
          </table:table-cell>
          <table:table-cell office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Date_Inserted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>
            <text:p>Date_Updated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Fixure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ce2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2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Match_Number</text:p>
          </table:table-cell>
          <table:table-cell office:value-type="string">
            <text:p>Integer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Team_Name1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Team_Name2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Match_Date</text:p>
          </table:table-cell>
          <table:table-cell office:value-type="string">
            <text:p>Date</text:p>
          </table:table-cell>
          <table:table-cell/>
          <table:table-cell office:value-type="string">
            <text:p><text:s/></text:p>
          </table:table-cell>
          <table:table-cell office:value-type="string">
            <text:p>MM/DD/YYY</text:p>
          </table:table-cell>
        </table:table-row>
        <table:table-row table:style-name="ro1">
          <table:table-cell office:value-type="string">
            <text:p>Match_Time</text:p>
          </table:table-cell>
          <table:table-cell office:value-type="string">
            <text:p>Time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2">
          <table:table-cell office:value-type="string">
            <text:p>Court</text:p>
          </table:table-cell>
          <table:table-cell office:value-type="string">
            <text:p>Varchar(5)</text:p>
          </table:table-cell>
          <table:table-cell table:number-columns-repeated="3"/>
        </table:table-row>
        <table:table-row table:style-name="ro2">
          <table:table-cell office:value-type="string">
            <text:p>Winner</text:p>
          </table:table-cell>
          <table:table-cell office:value-type="string">
            <text:p>Varchar(50)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Events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2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Primary Key 1</text:p>
          </table:table-cell>
          <table:table-cell/>
          <table:table-cell office:value-type="string">
            <text:p>YYYY</text:p>
          </table:table-cell>
        </table:table-row>
        <table:table-row table:style-name="ro2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Primary Key 2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Event_Name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ayment_Amount</text:p>
          </table:table-cell>
          <table:table-cell office:value-type="string">
            <text:p>Double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Result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table:style-name="ce4" office:value-type="string">
            <text:p>Serial_Number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Primary Key 1</text:p>
          </table:table-cell>
          <table:table-cell table:style-name="ce4"/>
          <table:table-cell table:style-name="ce4" office:value-type="string">
            <text:p>Auto-generated</text:p>
          </table:table-cell>
        </table:table-row>
        <table:table-row table:style-name="ro2">
          <table:table-cell table:style-name="ce4" office:value-type="string">
            <text:p>Tournament_Year</text:p>
          </table:table-cell>
          <table:table-cell table:style-name="ce4" office:value-type="string">
            <text:p>Varchar(4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 office:value-type="string">
            <text:p>YYYY</text:p>
          </table:table-cell>
        </table:table-row>
        <table:table-row table:style-name="ro2">
          <table:table-cell table:style-name="ce4" office:value-type="string">
            <text:p>Event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  <table:table-row table:style-name="ro2">
          <table:table-cell table:style-name="ce4" office:value-type="string">
            <text:p>Position</text:p>
          </table:table-cell>
          <table:table-cell table:style-name="ce4" office:value-type="string">
            <text:p>Varchar(15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2">
          <table:table-cell table:style-name="ce4" office:value-type="string">
            <text:p>Team_Name</text:p>
          </table:table-cell>
          <table:table-cell table:style-name="ce4" office:value-type="string">
            <text:p>Varchar(50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2">
          <table:table-cell table:style-name="ce4" office:value-type="string">
            <text:p>Player_Name1</text:p>
          </table:table-cell>
          <table:table-cell table:style-name="ce4" office:value-type="string">
            <text:p>Varchar(30)</text:p>
          </table:table-cell>
          <table:table-cell table:style-name="ce4" table:number-columns-repeated="3"/>
        </table:table-row>
        <table:table-row table:style-name="ro2">
          <table:table-cell table:style-name="ce4" office:value-type="string">
            <text:p>Player_Name2</text:p>
          </table:table-cell>
          <table:table-cell table:style-name="ce4" office:value-type="string">
            <text:p>Varchar(30)</text:p>
          </table:table-cell>
          <table:table-cell table:style-name="ce4" table:number-columns-repeated="3"/>
        </table:table-row>
        <table:table-row table:style-name="ro2">
          <table:table-cell table:style-name="ce4" office:value-type="string">
            <text:p>Game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= Contact_Us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table:style-name="Default" office:value-type="string">
            <text:p>Serial_Number</text:p>
          </table:table-cell>
          <table:table-cell table:style-name="Default" office:value-type="string">
            <text:p>Integer</text:p>
          </table:table-cell>
          <table:table-cell table:style-name="Default" office:value-type="string">
            <text:p>Primary Key 1</text:p>
          </table:table-cell>
          <table:table-cell table:style-name="Default"/>
          <table:table-cell table:style-name="Default" office:value-type="string">
            <text:p>Auto-generated</text:p>
          </table:table-cell>
        </table:table-row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Varchar(30)</text:p>
          </table:table-cell>
          <table:table-cell table:style-name="Default"/>
          <table:table-cell table:style-name="Default" office:value-type="string">
            <text:p>Not Null</text:p>
          </table:table-cell>
          <table:table-cell table:style-name="Default"/>
        </table:table-row>
        <table:table-row table:style-name="ro2">
          <table:table-cell table:style-name="Default" office:value-type="string">
            <text:p>Email</text:p>
          </table:table-cell>
          <table:table-cell table:style-name="Default" office:value-type="string">
            <text:p>Varchar(25)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>
            <text:p>Phone</text:p>
          </table:table-cell>
          <table:table-cell table:style-name="Default" office:value-type="string">
            <text:p>Varchar(15)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>
            <text:p>Message</text:p>
          </table:table-cell>
          <table:table-cell table:style-name="Default" office:value-type="string">
            <text:p>Varchar(5000)</text:p>
          </table:table-cell>
          <table:table-cell table:style-name="Default"/>
          <table:table-cell table:style-name="Default" office:value-type="string">
            <text:p>Not Null</text:p>
          </table:table-cell>
          <table:table-cell table:style-name="Default"/>
        </table:table-row>
        <table:table-row table:style-name="ro1">
          <table:table-cell table:style-name="Default" office:value-type="string">
            <text:p>Date_Inserted</text:p>
          </table:table-cell>
          <table:table-cell table:style-name="Default" office:value-type="string">
            <text:p>Date</text:p>
          </table:table-cell>
          <table:table-cell table:style-name="Default"/>
          <table:table-cell table:style-name="Default" office:value-type="string">
            <text:p>Not Null</text:p>
          </table:table-cell>
          <table:table-cell table:style-name="Default"/>
        </table:table-row>
      </table:table>
      <table:table table:name="Sample Data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2" table:default-cell-style-name="ce3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>
            <text:p>Table Name = Games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>
            <text:p>Game_Code</text:p>
          </table:table-cell>
          <table:table-cell table:style-name="ce2" office:value-type="string">
            <text:p>Game_Nam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>
            <text:p>T0001</text:p>
          </table:table-cell>
          <table:table-cell office:value-type="string">
            <text:p>Tennis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>
            <text:p>B0001</text:p>
          </table:table-cell>
          <table:table-cell office:value-type="string">
            <text:p>Badminton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>
            <text:p>V0001</text:p>
          </table:table-cell>
          <table:table-cell office:value-type="string">
            <text:p>VolleyBall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>
            <text:p>Table Name = Badminton_Events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Event_Name</text:p>
          </table:table-cell>
          <table:table-cell table:style-name="ce2" office:value-type="string">
            <text:p>Game_Code</text:p>
          </table:table-cell>
          <table:table-cell table:style-name="ce2" office:value-type="string">
            <text:p>Amount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" office:value-type="string">
            <text:p>Table Name = Badminton_Registration</text:p>
          </table:table-cell>
          <table:table-cell table:number-columns-repeated="7"/>
          <table:table-cell table:style-name="ce3" table:number-columns-repeated="6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2" office:value-type="string">
            <text:p>Registration_number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artner_Name</text:p>
          </table:table-cell>
          <table:table-cell table:style-name="ce2" office:value-type="string">
            <text:p>Partner_DOB</text:p>
          </table:table-cell>
          <table:table-cell table:style-name="ce2" office:value-type="string">
            <text:p>Payment_Amount</text:p>
          </table:table-cell>
          <table:table-cell table:style-name="ce2" office:value-type="string">
            <text:p>Game_Code</text:p>
          </table:table-cell>
          <table:table-cell table:style-name="ce2" office:value-type="string">
            <text:p>Date_Inserted</text:p>
          </table:table-cell>
          <table:table-cell table:style-name="ce2" office:value-type="string">
            <text:p>Date_Updated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1">
            <text:p>2017000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office:value-type="string">
            <text:p>DEEP@gmail.com</text:p>
          </table:table-cell>
          <table:table-cell office:value-type="float" office:value="3091112222">
            <text:p>3091112222</text:p>
          </table:table-cell>
          <table:table-cell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2">
            <text:p>10/22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2">
            <text:p>2017000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office:value-type="string">
            <text:p>PRADEEP@gmail.com</text:p>
          </table:table-cell>
          <table:table-cell office:value-type="float" office:value="3091113333">
            <text:p>3091113333</text:p>
          </table:table-cell>
          <table:table-cell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3">
            <text:p>10/23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3">
            <text:p>20170003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office:value-type="string">
            <text:p>SAKTHI@gmail.com</text:p>
          </table:table-cell>
          <table:table-cell office:value-type="float" office:value="3091114444">
            <text:p>3091114444</text:p>
          </table:table-cell>
          <table:table-cell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4">
            <text:p>10/24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4">
            <text:p>20170004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office:value-type="string">
            <text:p>ANU@gmail.com</text:p>
          </table:table-cell>
          <table:table-cell office:value-type="float" office:value="3091114444">
            <text:p>3091114444</text:p>
          </table:table-cell>
          <table:table-cell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5">
            <text:p>10/25/17</text:p>
          </table:table-cell>
          <table:table-cell table:style-name="ce6" office:value-type="date" office:date-value="2017-10-31">
            <text:p>10/31/1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5">
            <text:p>20170005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office:value-type="string">
            <text:p>RAM@gmail.com</text:p>
          </table:table-cell>
          <table:table-cell office:value-type="float" office:value="3091115555">
            <text:p>3091115555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6">
            <text:p>10/26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6">
            <text:p>20170006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office:value-type="string">
            <text:p>MELISA@gmail.com</text:p>
          </table:table-cell>
          <table:table-cell office:value-type="float" office:value="3091116666">
            <text:p>3091116666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7">
            <text:p>10/27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7">
            <text:p>2017000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office:value-type="string">
            <text:p>SARAVANAN@gmail.com</text:p>
          </table:table-cell>
          <table:table-cell office:value-type="float" office:value="3091117777">
            <text:p>3091117777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8">
            <text:p>10/28/17</text:p>
          </table:table-cell>
          <table:table-cell table:style-name="ce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0170008">
            <text:p>2017000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office:value-type="string">
            <text:p>KARTHI@gmail.com</text:p>
          </table:table-cell>
          <table:table-cell office:value-type="float" office:value="3091118888">
            <text:p>3091118888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7-10-29">
            <text:p>10/29/17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1">
            <text:p>2018000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office:value-type="string">
            <text:p>DEEP@gmail.com</text:p>
          </table:table-cell>
          <table:table-cell office:value-type="float" office:value="3091112222">
            <text:p>3091112222</text:p>
          </table:table-cell>
          <table:table-cell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0">
            <text:p>10/20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2">
            <text:p>2018000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office:value-type="string">
            <text:p>PRADEEP@gmail.com</text:p>
          </table:table-cell>
          <table:table-cell office:value-type="float" office:value="3091113333">
            <text:p>3091113333</text:p>
          </table:table-cell>
          <table:table-cell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1">
            <text:p>10/21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3">
            <text:p>20180003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office:value-type="string">
            <text:p>SAKTHI@gmail.com</text:p>
          </table:table-cell>
          <table:table-cell office:value-type="float" office:value="3091114444">
            <text:p>3091114444</text:p>
          </table:table-cell>
          <table:table-cell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2">
            <text:p>10/22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4">
            <text:p>20180004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office:value-type="string">
            <text:p>ANU@gmail.com</text:p>
          </table:table-cell>
          <table:table-cell office:value-type="float" office:value="3091114444">
            <text:p>3091114444</text:p>
          </table:table-cell>
          <table:table-cell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3">
            <text:p>10/23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5">
            <text:p>20180005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office:value-type="string">
            <text:p>RAM@gmail.com</text:p>
          </table:table-cell>
          <table:table-cell office:value-type="float" office:value="3091115555">
            <text:p>3091115555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4">
            <text:p>10/24/18</text:p>
          </table:table-cell>
          <table:table-cell table:style-name="ce6" office:value-type="date" office:date-value="2018-10-31">
            <text:p>10/31/18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6">
            <text:p>20180006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office:value-type="string">
            <text:p>MELISA@gmail.com</text:p>
          </table:table-cell>
          <table:table-cell office:value-type="float" office:value="3091116666">
            <text:p>3091116666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5">
            <text:p>10/25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7">
            <text:p>2018000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office:value-type="string">
            <text:p>SARAVANAN@gmail.com</text:p>
          </table:table-cell>
          <table:table-cell office:value-type="float" office:value="3091117777">
            <text:p>3091117777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6">
            <text:p>10/26/18</text:p>
          </table:table-cell>
          <table:table-cell table:style-name="ce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0180008">
            <text:p>2018000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office:value-type="string">
            <text:p>KARTHI@gmail.com</text:p>
          </table:table-cell>
          <table:table-cell office:value-type="float" office:value="3091118888">
            <text:p>3091118888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6" office:value-type="date" office:date-value="2018-10-27">
            <text:p>10/27/18</text:p>
          </table:table-cell>
          <table:table-cell table:style-name="ce3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" office:value-type="string">
            <text:p>Table Name=Badminton_Fixure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1" office:value-type="string">
            <text:p>Event_Code</text:p>
          </table:table-cell>
          <table:table-cell table:style-name="ce2" office:value-type="string">
            <text:p>Match_Number</text:p>
          </table:table-cell>
          <table:table-cell table:style-name="ce2" office:value-type="string">
            <text:p>Team_Name1</text:p>
          </table:table-cell>
          <table:table-cell table:style-name="ce2" office:value-type="string">
            <text:p>Team_Name2</text:p>
          </table:table-cell>
          <table:table-cell table:style-name="ce2" office:value-type="string">
            <text:p>Match_Date</text:p>
          </table:table-cell>
          <table:table-cell table:style-name="ce2" office:value-type="string">
            <text:p>Match_time</text:p>
          </table:table-cell>
          <table:table-cell table:style-name="ce2" office:value-type="string">
            <text:p>Court</text:p>
          </table:table-cell>
          <table:table-cell table:style-name="ce2" office:value-type="string">
            <text:p>Winner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S001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office:value-type="string">
            <text:p>2018-10-30</text:p>
          </table:table-cell>
          <table:table-cell office:value-type="string">
            <text:p>13:30:00</text:p>
          </table:table-cell>
          <table:table-cell office:value-type="string">
            <text:p>T0001</text:p>
          </table:table-cell>
          <table:table-cell table:style-name="ce3" office:value-type="string">
            <text:p>SIVAJI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WS001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office:value-type="string">
            <text:p>2018-10-30</text:p>
          </table:table-cell>
          <table:table-cell office:value-type="string">
            <text:p>13:45:00</text:p>
          </table:table-cell>
          <table:table-cell office:value-type="string">
            <text:p>T0001</text:p>
          </table:table-cell>
          <table:table-cell table:style-name="ce3" office:value-type="string">
            <text:p>WARRIOR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S001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office:value-type="string">
            <text:p>2018-10-30</text:p>
          </table:table-cell>
          <table:table-cell office:value-type="string">
            <text:p>14:30:00</text:p>
          </table:table-cell>
          <table:table-cell office:value-type="string">
            <text:p>T0001</text:p>
          </table:table-cell>
          <table:table-cell table:style-name="ce3" office:value-type="string">
            <text:p>SUPER KING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WS001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1</text:p>
          </table:table-cell>
          <table:table-cell table:style-name="ce3" office:value-type="string">
            <text:p>MAXIMUS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D001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3</text:p>
          </table:table-cell>
          <table:table-cell table:style-name="ce3" office:value-type="string">
            <text:p>ARROW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X001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office:value-type="string">
            <text:p>2018-10-30</text:p>
          </table:table-cell>
          <table:table-cell office:value-type="string">
            <text:p>15:00:00</text:p>
          </table:table-cell>
          <table:table-cell office:value-type="string">
            <text:p>T0004</text:p>
          </table:table-cell>
          <table:table-cell table:style-name="ce3" office:value-type="string">
            <text:p>SPARTAN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D001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3</text:p>
          </table:table-cell>
          <table:table-cell table:style-name="ce3" office:value-type="string">
            <text:p>ARROW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X001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office:value-type="string">
            <text:p>2018-10-30</text:p>
          </table:table-cell>
          <table:table-cell office:value-type="string">
            <text:p>15:00:00</text:p>
          </table:table-cell>
          <table:table-cell office:value-type="string">
            <text:p>T0004</text:p>
          </table:table-cell>
          <table:table-cell table:style-name="ce3" office:value-type="string">
            <text:p>SPARTANS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" office:value-type="string">
            <text:p>Table Name = Badminton_Result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Serial_Number</text:p>
          </table:table-cell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osition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Player_Name1</text:p>
          </table:table-cell>
          <table:table-cell table:style-name="ce2" office:value-type="string">
            <text:p>Player_Name2</text:p>
          </table:table-cell>
          <table:table-cell table:style-name="ce2" office:value-type="string">
            <text:p>Game_Cod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TAMIZ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POOVAVES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PRIYA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POOVAVES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TAMIZ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SAHANA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FIRST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/>
          <table:table-cell office:value-type="string">
            <text:p>B000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" office:value-type="string">
            <text:p>Table Name = Contact_Us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string">
            <text:p>Serial_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Message</text:p>
          </table:table-cell>
          <table:table-cell table:style-name="ce2" office:value-type="string">
            <text:p>Date_Inserted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Pradeep</text:p>
          </table:table-cell>
          <table:table-cell table:style-name="Default" office:value-type="string">
            <text:p><text:a xlink:href="mailto:P@gmail">P@gmail</text:a>.com</text:p>
          </table:table-cell>
          <table:table-cell table:style-name="Default" office:value-type="float" office:value="12345">
            <text:p>12345</text:p>
          </table:table-cell>
          <table:table-cell table:style-name="Default" office:value-type="string">
            <text:p>Hello world</text:p>
          </table:table-cell>
          <table:table-cell table:style-name="ce5" office:value-type="date" office:date-value="2018-02-21">
            <text:p>02/21/18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Poovanesh</text:p>
          </table:table-cell>
          <table:table-cell table:style-name="Default" office:value-type="string">
            <text:p><text:a xlink:href="mailto:P@gmail.com">P@gmail.com</text:a></text:p>
          </table:table-cell>
          <table:table-cell table:style-name="Default" office:value-type="float" office:value="45363">
            <text:p>45363</text:p>
          </table:table-cell>
          <table:table-cell table:style-name="Default" office:value-type="string">
            <text:p>Hi</text:p>
          </table:table-cell>
          <table:table-cell table:style-name="ce5" office:value-type="date" office:date-value="2018-03-21">
            <text:p>03/21/18</text:p>
          </table:table-cell>
          <table:table-cell table:style-name="Default" table:number-columns-repeated="2"/>
          <table:table-cell table:number-columns-repeated="6"/>
        </table:table-row>
      </table:table>
      <table:table table:name="DDL" table:style-name="ta1" table:print="false">
        <table:table-column table:style-name="co16" table:default-cell-style-name="Default"/>
        <table:table-row table:style-name="ro3">
          <table:table-cell office:value-type="string">
            <text:p>CREATE DATABASE "PASS"</text:p>
            <text:p><text:s text:c="4"/>WITH </text:p>
            <text:p><text:s text:c="4"/>OWNER = postgres</text:p>
            <text:p><text:s text:c="4"/>ENCODING = 'UTF8'</text:p>
            <text:p><text:s text:c="4"/>CONNECTION LIMIT = -1;</text:p>
          </table:table-cell>
        </table:table-row>
        <table:table-row table:style-name="ro1" table:number-rows-repeated="2">
          <table:table-cell/>
        </table:table-row>
        <table:table-row table:style-name="ro4">
          <table:table-cell table:style-name="ce8" office:value-type="string">
            <text:p>-- Table: public.badmiton_events</text:p>
            <text:p/>
            <text:p>-- DROP TABLE public.badmiton_events;</text:p>
            <text:p/>
            <text:p>CREATE TABLE public.badmiton_event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event_name character varying(30) COLLATE pg_catalog."default" NOT NULL,</text:p>
            <text:p><text:s text:c="4"/>game_code character varying(5) COLLATE pg_catalog."default",</text:p>
            <text:p><text:s text:c="4"/>amount double precision,</text:p>
            <text:p><text:s text:c="4"/>CONSTRAINT "Badmiton_Events_pkey" PRIMARY KEY (tournament_year, event_code),</text:p>
            <text:p><text:s text:c="4"/>CONSTRAINT "Badmiton_Events_Tournament_Year_Event_Code_key" UNIQUE (tournament_year, event_code),</text:p>
            <text:p><text:s text:c="4"/>CONSTRAINT "Game_Code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event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5">
          <table:table-cell office:value-type="string">
            <text:p>-- Table: public.badmiton_fixures</text:p>
            <text:p/>
            <text:p>-- DROP TABLE public.badmiton_fixures;</text:p>
            <text:p/>
            <text:p>CREATE TABLE public.badmiton_fixure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match_number integer NOT NULL,</text:p>
            <text:p><text:s text:c="4"/>team_name1 character varying(50) COLLATE pg_catalog."default" NOT NULL,</text:p>
            <text:p><text:s text:c="4"/>team_name2 character varying(50) COLLATE pg_catalog."default" NOT NULL,</text:p>
            <text:p><text:s text:c="4"/>match_date date,</text:p>
            <text:p><text:s text:c="4"/>match_time time with time zone,</text:p>
            <text:p><text:s text:c="4"/>court character varying(5) COLLATE pg_catalog."default",</text:p>
            <text:p><text:s text:c="4"/>winner character varying(30) COLLATE pg_catalog."default",</text:p>
            <text:p><text:s text:c="4"/>CONSTRAINT badmiton_fixures_pkey PRIMARY KEY (match_number),</text:p>
            <text:p><text:s text:c="4"/>CONSTRAINT badmiton_fixures_tournament_year_fkey FOREIGN KEY (event_code, tournament_year)</text:p>
            <text:p><text:s text:c="8"/>REFERENCES public.badmiton_events (event_code, tournament_year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fixure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6">
          <table:table-cell office:value-type="string">
            <text:p>-- DROP TABLE public.badmiton_registration;</text:p>
            <text:p>CREATE TABLE public.badmiton_registration</text:p>
            <text:p>(</text:p>
            <text:p><text:s text:c="4"/>tournament_year character varying(4) COLLATE pg_catalog."default" NOT NULL,</text:p>
            <text:p><text:s text:c="4"/>registration_number character varying(8) COLLATE pg_catalog."default" NOT NULL,</text:p>
            <text:p><text:s text:c="4"/>team_name character varying(50) COLLATE pg_catalog."default" NOT NULL,</text:p>
            <text:p><text:s text:c="4"/>name character varying(30) COLLATE pg_catalog."default" NOT NULL,</text:p>
            <text:p><text:s text:c="4"/>dob date NOT NULL,</text:p>
            <text:p><text:s text:c="4"/>email character varying(25) COLLATE pg_catalog."default" NOT NULL,</text:p>
            <text:p><text:s text:c="4"/>phone character varying(15) COLLATE pg_catalog."default" NOT NULL,</text:p>
            <text:p><text:s text:c="4"/>event_code character varying(5) COLLATE pg_catalog."default" NOT NULL,</text:p>
            <text:p><text:s text:c="4"/>partner_name character varying(30) COLLATE pg_catalog."default",</text:p>
            <text:p><text:s text:c="4"/>partner_dob date,</text:p>
            <text:p><text:s text:c="4"/>payment_amount double precision,</text:p>
            <text:p><text:s text:c="4"/>game_code character varying(5) COLLATE pg_catalog."default" NOT NULL,</text:p>
            <text:p><text:s text:c="4"/>date_inserted date,</text:p>
            <text:p><text:s text:c="4"/>date_updated date,</text:p>
            <text:p><text:s text:c="4"/>CONSTRAINT badmiton_registration_pkey PRIMARY KEY (tournament_year, registration_number, team_name, name),</text:p>
            <text:p><text:s text:c="4"/>CONSTRAINT "Badmiton_Registration_Team_Name_Team_Number_Tournament_Year_key" UNIQUE (team_name, registration_number, tournament_year, name),</text:p>
            <text:p><text:s text:c="4"/>CONSTRAINT "Badmiton_Registration_Event_Code_fkey" FOREIGN KEY (event_code, tournament_year)</text:p>
            <text:p><text:s text:c="8"/>REFERENCES public.badmiton_events (event_code, tournament_year) MATCH SIMPLE</text:p>
            <text:p><text:s text:c="8"/>ON UPDATE NO ACTION</text:p>
            <text:p><text:s text:c="8"/>ON DELETE NO ACTION,</text:p>
            <text:p><text:s text:c="4"/>CONSTRAINT "Badmiton_Registration_Game_Code_fkey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registration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7">
          <table:table-cell office:value-type="string">
            <text:p>-- Table: public.badmiton_results</text:p>
            <text:p/>
            <text:p>-- DROP TABLE public.badmiton_results;</text:p>
            <text:p/>
            <text:p>CREATE TABLE public.badmiton_result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"position" character varying(15) COLLATE pg_catalog."default" NOT NULL,</text:p>
            <text:p><text:s text:c="4"/>team_name character varying(30) COLLATE pg_catalog."default" NOT NULL,</text:p>
            <text:p><text:s text:c="4"/>team_player1 character varying(25) COLLATE pg_catalog."default",</text:p>
            <text:p><text:s text:c="4"/>team_player2 character varying(25) COLLATE pg_catalog."default",</text:p>
            <text:p><text:s text:c="4"/>game_code character varying(5) COLLATE pg_catalog."default" NOT NULL,</text:p>
            <text:p><text:s text:c="4"/>serial_number integer NOT NULL <text:span text:style-name="T1"><text:s/></text:span><text:span text:style-name="T2">DEFAULT nextval('badminton_result_seq')</text:span><text:span text:style-name="T3">,</text:span></text:p>
            <text:p><text:s text:c="4"/>CONSTRAINT badmiton_results_pkey PRIMARY KEY (serial_number),</text:p>
            <text:p><text:s text:c="4"/>CONSTRAINT badmiton_results_game_code_fkey FOREIGN KEY (game_code)</text:p>
            <text:p><text:s text:c="8"/>REFERENCES public.games (game_code) MATCH SIMPLE</text:p>
            <text:p><text:s text:c="8"/>ON UPDATE NO ACTION</text:p>
            <text:p><text:s text:c="8"/>ON DELETE NO ACTION,</text:p>
            <text:p><text:s text:c="4"/>CONSTRAINT badmiton_results_tournament_year_fkey FOREIGN KEY (tournament_year, event_code)</text:p>
            <text:p><text:s text:c="8"/>REFERENCES public.badmiton_events (tournament_year, event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results</text:p>
            <text:p><text:s text:c="4"/>OWNER to postgres; </text:p>
            <text:p>CREATE SEQUENCE public.badminton_result_seq</text:p>
            <text:p><text:s text:c="2"/>INCREMENT 1</text:p>
            <text:p><text:s text:c="2"/>MINVALUE 1</text:p>
            <text:p><text:s text:c="2"/>MAXVALUE 9223372036854775807</text:p>
            <text:p><text:s text:c="2"/>START 1</text:p>
            <text:p><text:s text:c="2"/>CACHE 1;</text:p>
            <text:p>ALTER TABLE public.badminton_result_seq</text:p>
          </table:table-cell>
        </table:table-row>
        <table:table-row table:style-name="ro1">
          <table:table-cell/>
        </table:table-row>
        <table:table-row table:style-name="ro8">
          <table:table-cell office:value-type="string">
            <text:p>-- Table: public.games</text:p>
            <text:p/>
            <text:p>-- DROP TABLE public.games;</text:p>
            <text:p/>
            <text:p>CREATE TABLE public.games</text:p>
            <text:p>(</text:p>
            <text:p><text:s text:c="4"/>game_code character varying(5) COLLATE pg_catalog."default" NOT NULL,</text:p>
            <text:p><text:s text:c="4"/>game_name character varying(30) COLLATE pg_catalog."default" NOT NULL,</text:p>
            <text:p><text:s text:c="4"/>CONSTRAINT "Games_pkey" PRIMARY KEY (game_code)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game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9">
          <table:table-cell office:value-type="string">
            <text:p>-- Table: public.contact</text:p>
            <text:p/>
            <text:p>-- DROP TABLE public.contact_us;</text:p>
            <text:p/>
            <text:p>CREATE TABLE public.contact_us</text:p>
            <text:p>(</text:p>
            <text:p><text:span text:style-name="T4"><text:s text:c="4"/></text:span><text:span text:style-name="T4">serial_number integer NOT NULL</text:span><text:span text:style-name="T5"> </text:span><text:span text:style-name="T6">DEFAULT nextval('contact_us_seq')</text:span><text:span text:style-name="T5">,</text:span></text:p>
            <text:p><text:s text:c="4"/>name character varying(30) COLLATE pg_catalog."default" NOT NULL,</text:p>
            <text:p><text:s text:c="4"/>email character varying(25) COLLATE pg_catalog."default",</text:p>
            <text:p><text:s text:c="4"/>phone character varying(15) COLLATE pg_catalog."default",</text:p>
            <text:p><text:s text:c="4"/>message character varying(5000) COLLATE pg_catalog."default" NOT NULL,</text:p>
            <text:p><text:s text:c="4"/>date_inserted date NOT NULL,</text:p>
            <text:p><text:s text:c="4"/>CONSTRAINT contacts_pkey PRIMARY KEY (serial_number)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contact_us</text:p>
            <text:p><text:s text:c="4"/>OWNER to postgres;</text:p>
            <text:p/>
            <text:p>CREATE SEQUENCE public.contact_us_seq</text:p>
            <text:p><text:s text:c="2"/>INCREMENT 1</text:p>
            <text:p><text:s text:c="2"/>MINVALUE 1</text:p>
            <text:p><text:s text:c="2"/>MAXVALUE 9223372036854775807</text:p>
            <text:p><text:s text:c="2"/>START 1</text:p>
            <text:p><text:s text:c="2"/>CACHE 1;</text:p>
            <text:p>ALTER TABLE public.contact_us_seq</text:p>
            <text:p><text:s text:c="2"/>OWNER TO postgres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Mono" svg:font-family="LiberationMon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3/25/2018</text:date>, <text:time>12:0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11:59</meta:creation-date>
    <dc:date>2018-03-25T12:00:23</dc:date>
    <meta:editing-duration>PT13H15M51S</meta:editing-duration>
    <meta:editing-cycles>38</meta:editing-cycles>
    <meta:generator>OpenOffice/4.1.2$Unix OpenOffice.org_project/412m3$Build-9782</meta:generator>
    <meta:document-statistic meta:table-count="3" meta:cell-count="621" meta:object-count="0"/>
  </office:meta>
</office:document-meta>
</file>